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#######################################</text:span></text:p>
      <text:p text:style-name="P2"><text:span text:style-name="T2_1">#<text:s/></text:span><text:span text:style-name="T2_2">Syntax</text:span><text:span text:style-name="T2_3"><text:s/></text:span><text:span text:style-name="T2_4">Coloring</text:span><text:span text:style-name="T2_5"><text:s/></text:span><text:span text:style-name="T2_6">Map</text:span><text:span text:style-name="T2_7"><text:s/></text:span><text:span text:style-name="T2_8">For</text:span><text:span text:style-name="T2_9"><text:s/></text:span><text:span text:style-name="T2_10">DateTime</text:span></text:p>
      <text:p text:style-name="P3"><text:span text:style-name="T3_1">#######################################</text:span></text:p>
      <text:p text:style-name="P4"/>
      <text:p text:style-name="P5"><text:span text:style-name="T5_1">#######################################</text:span></text:p>
      <text:p text:style-name="P6"><text:span text:style-name="T6_1">#<text:s/></text:span><text:span text:style-name="T6_2">Datatypes</text:span><text:span text:style-name="T6_3"><text:s/>(</text:span><text:span text:style-name="T6_4">KEYWORD</text:span><text:span text:style-name="T6_5">1)</text:span></text:p>
      <text:p text:style-name="P7"><text:span text:style-name="T7_1">#######################################</text:span></text:p>
      <text:p text:style-name="P8"/>
      <text:p text:style-name="P9"><text:span text:style-name="T9_1">#######################################</text:span></text:p>
      <text:p text:style-name="P10"><text:span text:style-name="T10_1">#<text:s/></text:span><text:span text:style-name="T10_2">Methods</text:span><text:span text:style-name="T10_3"><text:s/></text:span><text:span text:style-name="T10_4">and</text:span><text:span text:style-name="T10_5"><text:s/></text:span><text:span text:style-name="T10_6">Functions</text:span><text:span text:style-name="T10_7"><text:s/>(</text:span><text:span text:style-name="T10_8">KEYWORD</text:span><text:span text:style-name="T10_9">2)</text:span></text:p>
      <text:p text:style-name="P11"><text:span text:style-name="T11_1">#######################################</text:span></text:p>
      <text:p text:style-name="P12"><text:span text:style-name="T12_1">Hour</text:span><text:span text:style-name="T12_2"><text:tab/></text:span><text:span text:style-name="T12_3">KEYWORD</text:span><text:span text:style-name="T12_4">2</text:span></text:p>
      <text:p text:style-name="P13"><text:span text:style-name="T13_1">Minute</text:span><text:span text:style-name="T13_2"><text:tab/></text:span><text:span text:style-name="T13_3">KEYWORD</text:span><text:span text:style-name="T13_4">2</text:span></text:p>
      <text:p text:style-name="P14"><text:span text:style-name="T14_1">Second</text:span><text:span text:style-name="T14_2"><text:tab/></text:span><text:span text:style-name="T14_3">KEYWORD</text:span><text:span text:style-name="T14_4">2</text:span></text:p>
      <text:p text:style-name="P15"><text:span text:style-name="T15_1">Day</text:span><text:span text:style-name="T15_2"><text:tab/></text:span><text:span text:style-name="T15_3">KEYWORD</text:span><text:span text:style-name="T15_4">2</text:span></text:p>
      <text:p text:style-name="P16"><text:span text:style-name="T16_1">DayofWeek</text:span><text:span text:style-name="T16_2"><text:tab/></text:span><text:span text:style-name="T16_3">KEYWORD</text:span><text:span text:style-name="T16_4">2</text:span></text:p>
      <text:p text:style-name="P17"><text:span text:style-name="T17_1">Month</text:span><text:span text:style-name="T17_2"><text:tab/></text:span><text:span text:style-name="T17_3">KEYWORD</text:span><text:span text:style-name="T17_4">2</text:span></text:p>
      <text:p text:style-name="P18"><text:span text:style-name="T18_1">Year</text:span><text:span text:style-name="T18_2"><text:tab/></text:span><text:span text:style-name="T18_3">KEYWORD</text:span><text:span text:style-name="T18_4">2</text:span></text:p>
      <text:p text:style-name="P19"><text:span text:style-name="T19_1">localTime</text:span><text:span text:style-name="T19_2"><text:tab/></text:span><text:span text:style-name="T19_3">KEYWORD</text:span><text:span text:style-name="T19_4">2</text:span></text:p>
      <text:p text:style-name="P20"><text:span text:style-name="T20_1">makeTime</text:span><text:span text:style-name="T20_2"><text:tab/></text:span><text:span text:style-name="T20_3">KEYWORD</text:span><text:span text:style-name="T20_4">2</text:span></text:p>
      <text:p text:style-name="P21"><text:span text:style-name="T21_1">sync</text:span><text:span text:style-name="T21_2"><text:tab/></text:span><text:span text:style-name="T21_3">KEYWORD</text:span><text:span text:style-name="T21_4">2</text:span></text:p>
      <text:p text:style-name="P22"><text:span text:style-name="T22_1">now</text:span><text:span text:style-name="T22_2"><text:tab/></text:span><text:span text:style-name="T22_3">KEYWORD</text:span><text:span text:style-name="T22_4">2</text:span></text:p>
      <text:p text:style-name="P23"><text:span text:style-name="T23_1">available</text:span><text:span text:style-name="T23_2"><text:tab/></text:span><text:span text:style-name="T23_3">KEYWORD</text:span><text:span text:style-name="T23_4">2</text:span></text:p>
      <text:p text:style-name="P24"><text:span text:style-name="T24_1">status</text:span><text:span text:style-name="T24_2"><text:tab/></text:span><text:span text:style-name="T24_3">KEYWORD</text:span><text:span text:style-name="T24_4">2</text:span></text:p>
      <text:p text:style-name="P25"><text:span text:style-name="T25_1">#######################################</text:span></text:p>
      <text:p text:style-name="P26"><text:span text:style-name="T26_1">#<text:s/></text:span><text:span text:style-name="T26_2">Instances</text:span><text:span text:style-name="T26_3"><text:s/>(</text:span><text:span text:style-name="T26_4">KEYWORD</text:span><text:span text:style-name="T26_5">2)</text:span></text:p>
      <text:p text:style-name="P27"><text:span text:style-name="T27_1">#######################################</text:span></text:p>
      <text:p text:style-name="P28"><text:span text:style-name="T28_1">DateTime</text:span><text:span text:style-name="T28_2"><text:s/></text:span><text:span text:style-name="T28_3">KEYWORD</text:span><text:span text:style-name="T28_4">2</text:span></text:p>
      <text:p text:style-name="P29"><text:span text:style-name="T29_1">#######################################</text:span></text:p>
      <text:p text:style-name="P30"><text:span text:style-name="T30_1">#<text:s/></text:span><text:span text:style-name="T30_2">Constants</text:span><text:span text:style-name="T30_3"><text:s/>(</text:span><text:span text:style-name="T30_4">LITERAL</text:span><text:span text:style-name="T30_5">1)</text:span></text:p>
      <text:p text:style-name="P31"><text:span text:style-name="T31_1">#######################################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